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3465a4" loext:opacity="100%" style:font-name="Arial1" fo:font-size="24pt" fo:font-weight="bold" officeooo:rsid="0002595c" officeooo:paragraph-rsid="0002595c" style:font-size-asian="21pt" style:font-weight-asian="bold" style:font-size-complex="24pt" style:font-weight-complex="bold"/>
    </style:style>
    <style:style style:name="P2" style:family="paragraph" style:parent-style-name="Standard">
      <style:text-properties fo:color="#729fcf" loext:opacity="100%" style:font-name="Arial1" fo:font-size="14pt" fo:font-weight="bold" officeooo:rsid="0002595c" officeooo:paragraph-rsid="0002595c"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02595c" officeooo:paragraph-rsid="0002595c"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02595c" officeooo:paragraph-rsid="0002595c" style:font-size-asian="9.60000038146973pt" style:font-weight-asian="bold" style:font-size-complex="11pt" style:font-weight-complex="bold"/>
    </style:style>
    <style:style style:name="P5" style:family="paragraph" style:parent-style-name="Standard">
      <style:text-properties fo:color="#bbe33d" loext:opacity="100%" style:font-name="Arial1" fo:font-size="11pt" fo:font-weight="bold" officeooo:rsid="0002595c" officeooo:paragraph-rsid="0002595c" style:font-size-asian="9.60000038146973pt" style:font-weight-asian="bold" style:font-size-complex="11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9: La organización del trabajo.</text:p>
      <text:p text:style-name="P1"/>
      <text:p text:style-name="P2">1. La jornada de trabajo ordinaria: trabajo a tiempo completo y parcial.</text:p>
      <text:p text:style-name="P2"/>
      <text:p text:style-name="P3">La jornada de trabajo es el tiempo durante el cual el trabajador pone su trabajo a disposición del empresario.</text:p>
      <text:p text:style-name="P3"/>
      <text:p text:style-name="P3">La duración de la jornada de trabajo será la que se haya acordado en los contratos de trabajo, o según se haya pactado en los convenios colectivos.</text:p>
      <text:p text:style-name="P3"/>
      <text:p text:style-name="P3">Las jornadas especiales, más amplias o limitadas y que, por corresponder a sectores y ramas de actividad determinadas, tienen su regulación específica.</text:p>
      <text:p text:style-name="P3"/>
      <text:p text:style-name="P3">La duración máxima de la jornada ordinaria de trabajo será de 40h semanales.</text:p>
      <text:p text:style-name="P3">Pueden regularse jornadas de ciclos superiores a la semana, pero no superiores al año.</text:p>
      <text:p text:style-name="P3">El Estatuto de los Trabajadores, art 34.5., dice que “El tiempo de trabajo se computará de modo que, tanto al comienzo como al final de la jornada diaria, el trabajador se encuentre en el puesto de trabajo”.</text:p>
      <text:p text:style-name="P3"/>
      <text:p text:style-name="P3">Un trabajador puede desarrollar su jornada diaria de manera continua o partida. Cuando la jornada diaria sea continua y dure más de 6 horas, se debe establecer un período de descanso no inferior a 15 minutos.</text:p>
      <text:p text:style-name="P3">Si esa jornada excede de 4h y media, el descanso mínimo de los menores de 18 años debe ser de 30 minutos.</text:p>
      <text:p text:style-name="P3"/>
      <text:p text:style-name="P3">No se pueden realizar más de 9h ordinarias de trabajo efectivo.</text:p>
      <text:p text:style-name="P3">En ningún caso, los menores de 18 años pueden realizar más de 8h diarias de trabajo; en este tiempo están incluidas las horas dedicadas a formación.</text:p>
      <text:p text:style-name="P3"/>
      <text:p text:style-name="P2">2. Trabajo nocturno, a turnos y ritmo de trabajo.</text:p>
      <text:p text:style-name="P2"/>
      <text:p text:style-name="P3">Se entiende por trabajo nocturno el que se realice entre las 10 de la noche y las 6 de la mañana.</text:p>
      <text:p text:style-name="P3">Son trabajadores nocturnos quienes realizan al menos 3h de su jornada diaria o un tercio de su jornada anual.</text:p>
      <text:p text:style-name="P3"/>
      <text:p text:style-name="P3">Según establece el Estatuto de los Trabajadores, art 36., “El trabajador nocturno está especialmente protegido en los siguientes aspectos”:</text:p>
      <text:p text:style-name="P3"/>
      <text:p text:style-name="P3">· La jornada de trabajo no puede exceder de 8h diarias de promedio, en un período de referencia de 15 días.</text:p>
      <text:p text:style-name="P3"/>
      <text:p text:style-name="P3">· Los trabajadores nocturnos no pueden realizar horas extraordinarias, salvo en los supuestos de jornadas especiales ampliadas, cuando resulte necesario para prevenir y reparar siniestros extraordinarios, y cuando se produzcan irregularidades en el relevo de los turnos por causas no imputables a la empresa.</text:p>
      <text:p text:style-name="P3"/>
      <text:p text:style-name="P3">· Ningún trabajador debe estar en el turno de noche más de 2 semanas consecutivas, salvo que lo acepte voluntariamente.</text:p>
      <text:p text:style-name="P3"/>
      <text:p text:style-name="P3">· Deben disponer de una evaluación gratuita de su salud.</text:p>
      <text:p text:style-name="P3"/>
      <text:p text:style-name="P3">· Si a los trabajadores nocturnos se les detectaran problemas de salud ligados con su actividad nocturna, tendrán derecho a ser destinados a un puesto de trabajo diurno.</text:p>
      <text:p text:style-name="P3"/>
      <text:p text:style-name="P2"><text:soft-page-break/>3. La jornada extraordinaria.</text:p>
      <text:p text:style-name="P2"/>
      <text:p text:style-name="P3">Tienen consideración de horas extraordinarias cada hora de trabajo que se realiza sobre la duración máxima de la jornada ordinaria de trabajo, su prestación es voluntaria, salvo pacto individual o colectivo.</text:p>
      <text:p text:style-name="P3">No se podrán realizar más de 80h extraordinarias al año.</text:p>
      <text:p text:style-name="P3"/>
      <text:p text:style-name="P3">Se prohíbe su realización durante el período nocturno, y a los menores de 18 años.</text:p>
      <text:p text:style-name="P3"/>
      <text:p text:style-name="P3">Los representantes de los trabajadores tendrán derecho a ser informados mensualmente por el empresario de las horas extraordinarias que realicen los trabajadores de la empresa.</text:p>
      <text:p text:style-name="P3"/>
      <text:p text:style-name="P3">La hora extra se paga, o bien en la nómina, con un recargo del 75% sobre su valor ordinario, o bien mediante horas de descanso adicionales.</text:p>
      <text:p text:style-name="P3"/>
      <text:p text:style-name="P3">Podemos distinguir dos tipos de horas extraordinarias:</text:p>
      <text:p text:style-name="P3"/>
      <text:p text:style-name="P4">· Hora extraordinaria por fuerza mayor: <text:span text:style-name="T1">incendios, inundaciones, terremotos, explosiones, plagas del campo, guerra, tumulto o sediciones.</text:span></text:p>
      <text:p text:style-name="P4"><text:span text:style-name="T1">Su realización es obligatoria por el trabajador. No se tendrán en cuenta para el límite máximo anual de horas extraordinarias.</text:span></text:p>
      <text:p text:style-name="P4"><text:span text:style-name="T1"/></text:p>
      <text:p text:style-name="P4">· Hora extraordinaria normal, habitual u ordinaria: <text:span text:style-name="T1">es aquella que no cabe incluir en la clase anterior.</text:span></text:p>
      <text:p text:style-name="P4"><text:span text:style-name="T1"/></text:p>
      <text:p text:style-name="P2">4. Descansos, vacaciones y permisos.</text:p>
      <text:p text:style-name="P2"/>
      <text:p text:style-name="P5">4.1. Descansos.</text:p>
      <text:p text:style-name="P5"/>
      <text:p text:style-name="P3">Los trabajadores tienen derecho a un descanso mínimo semanal acumulable por períodos de hasta 14 días, de día y medio ininterrumpido.</text:p>
      <text:p text:style-name="P3">Los menores de 18 años tendrán derecho a dos días de descanso mínimo.</text:p>
      <text:p text:style-name="P3"/>
      <text:p text:style-name="P3">Además del descanso semanal, habrá que tener en cuenta las fiestas laborales que son retribuidas y no recuperables, estas no pueden exceder 14 al año, de las cuales 2 son fiestas locales.</text:p>
      <text:p text:style-name="P3"/>
      <text:p text:style-name="P5">4.2. Vacaciones anuales.</text:p>
      <text:p text:style-name="P5"/>
      <text:p text:style-name="P3">No son sustituibles por la compensación económica equivalente.</text:p>
      <text:p text:style-name="P3"/>
      <text:p text:style-name="P3">En cuanto a su duración, se refiere que “dependerá de lo que hayan acordado trabajador y empresario, sin que pueda ser la duración inferior a 30 días de trabajo por cada año natural”.</text:p>
      <text:p text:style-name="P3"/>
      <text:p text:style-name="P3">Debe el trabajador conocerlo con dos meses de antelación.</text:p>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4.3. Permisos.</text:p>
      <text:p text:style-name="P5"/>
      <text:p text:style-name="P3">Por licencia o permiso se entiende la cesación temporal, no periódica, de la prestación de servicios por causa determinada y, en general, retribuible por el empresario.</text:p>
      <text:p text:style-name="P3"/>
      <text:p text:style-name="P3">Puede el trabajador ausentarse del trabajo en los siguientes supuestos:</text:p>
      <text:p text:style-name="P3"/>
      <text:p text:style-name="P3">· Por matrimonio o registro como pareja de hecho 15 días naturales.</text:p>
      <text:p text:style-name="P3"/>
      <text:p text:style-name="P3">· Por accidente o enfermedad grave, hospitalización o intervención quirúrgica sin hospitalización que precise reposo domiciliario del cónyuge, pareja de hecho o pariente hasta el segundo grado de parentesco por consanguinidad o afinidad 5 días.</text:p>
      <text:p text:style-name="P3"/>
      <text:p text:style-name="P3">· Dos días por el fallecimiento del cónyuge, pareja de hecho o parientes de hasta segundo grado de consanguinidad o afinidad. Si necesita un desplazamiento, se ampliará dos días.</text:p>
      <text:p text:style-name="P3"/>
      <text:p text:style-name="P3">· Derecho a ausentarse por fuerza mayor por motivos familiares urgentes de hasta 4 días.</text:p>
      <text:p text:style-name="P3"/>
      <text:p text:style-name="P3">· Un día por traslado del domicilio habitual.</text:p>
      <text:p text:style-name="P3"/>
      <text:p text:style-name="P3">· Por el tiempo indispensable, para el cumplimiento de un deber inexcusable de carácter público y personal, comprendido el ejercicio del sufragio activo.</text:p>
      <text:p text:style-name="P3"/>
      <text:p text:style-name="P3">· Para realizar funciones sindicales o de representación del personal.</text:p>
      <text:p text:style-name="P3"/>
      <text:p text:style-name="P3">· Por lactancia de un hijo, una hora al día hasta que el hijo tenga 9 meses.</text:p>
      <text:p text:style-name="P3"/>
      <text:p text:style-name="P3">· Por clases de preparación al parto.</text:p>
      <text:p text:style-name="P3"/>
      <text:p text:style-name="P3">· Por hijos prematuros, podrá reducirse una hora.</text:p>
      <text:p text:style-name="P3"/>
      <text:p text:style-name="P3">· Por búsqueda de empleo cuando sea extinción del contrato por causas objetivas, hasta 6h de permiso a la semana.</text:p>
      <text:p text:style-name="P3"/>
      <text:p text:style-name="P3">· Por desplazamiento, cada 3 meses corresponde a 4 días.</text:p>
      <text:p text:style-name="P3"/>
      <text:p text:style-name="P3">· Por exámenes, perfeccionamiento profesional y formación necesaria.</text:p>
      <text:p text:style-name="P3"/>
      <text:p text:style-name="P3">· Por formación de los trabajadores con mínimo 1 año de antigüedad tienen derecho a 20h anuales.</text:p>
      <text:p text:style-name="P3"/>
      <text:p text:style-name="P3">· Permiso de 8 semanas, sin retribución, para cuidar a hijos menores de 8 años.</text:p>
      <text:p text:style-name="P3"/>
      <text:p text:style-name="P3">· Las personas trabajadoras que tengan la consideración de víctimas de violencia de género o de víctimas del terrorismo.</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3T20:00:14.801000000</meta:creation-date>
    <dc:date>2023-12-23T20:25:25.986000000</dc:date>
    <meta:editing-duration>PT25M11S</meta:editing-duration>
    <meta:editing-cycles>1</meta:editing-cycles>
    <meta:document-statistic meta:table-count="0" meta:image-count="0" meta:object-count="0" meta:page-count="3" meta:paragraph-count="59" meta:word-count="1025" meta:character-count="6230" meta:non-whitespace-character-count="5264"/>
    <meta:generator>LibreOffice/7.6.2.1$Windows_X86_64 LibreOffice_project/56f7684011345957bbf33a7ee678afaf4d2ba333</meta:generator>
  </office:meta>
</office:document-meta>
</file>